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Vollkorn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Vollkorn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Vollkor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Vollkorn"/>
    </style:style>
    <style:style style:name="T4" style:family="text">
      <style:text-properties style:text-position="-8% 58%" style:font-name="Vollkor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5cm" svg:y1="12cm" svg:x2="19.5cm" svg:y2="17cm">
          <text:p/>
        </draw:line>
        <draw:line draw:style-name="gr1" draw:text-style-name="P1" draw:layer="measurelines" svg:x1="25.75cm" svg:y1="12cm" svg:x2="27.5cm" svg:y2="14cm">
          <text:p/>
        </draw:line>
        <draw:line draw:style-name="gr1" draw:text-style-name="P1" draw:layer="measurelines" svg:x1="28.25cm" svg:y1="9.25cm" svg:x2="30.5cm" svg:y2="11cm">
          <text:p/>
        </draw:line>
        <draw:line draw:style-name="gr1" draw:text-style-name="P1" draw:layer="measurelines" svg:x1="27.75cm" svg:y1="9.25cm" svg:x2="25.25cm" svg:y2="11.75cm">
          <text:p/>
        </draw:line>
        <draw:line draw:style-name="gr1" draw:text-style-name="P1" draw:layer="measurelines" svg:x1="26cm" svg:y1="7cm" svg:x2="28cm" svg:y2="9cm">
          <text:p/>
        </draw:line>
        <draw:line draw:style-name="gr1" draw:text-style-name="P1" draw:layer="measurelines" svg:x1="25cm" svg:y1="7cm" svg:x2="21cm" svg:y2="10cm">
          <text:p/>
        </draw:line>
        <draw:line draw:style-name="gr1" draw:text-style-name="P1" draw:layer="measurelines" svg:x1="10.5cm" svg:y1="8.25cm" svg:x2="7cm" svg:y2="11cm">
          <text:p/>
        </draw:line>
        <draw:line draw:style-name="gr1" draw:text-style-name="P1" draw:layer="measurelines" svg:x1="13.4cm" svg:y1="10.25cm" svg:x2="13.4cm" svg:y2="11cm">
          <text:p/>
        </draw:line>
        <draw:line draw:style-name="gr1" draw:text-style-name="P1" draw:layer="measurelines" svg:x1="11.25cm" svg:y1="8.25cm" svg:x2="13cm" svg:y2="9cm">
          <text:p/>
        </draw:line>
        <draw:line draw:style-name="gr1" draw:text-style-name="P1" draw:layer="measurelines" svg:x1="9cm" svg:y1="7cm" svg:x2="11cm" svg:y2="8cm">
          <text:p/>
        </draw:line>
        <draw:line draw:style-name="gr1" draw:text-style-name="P1" draw:layer="measurelines" svg:x1="8.25cm" svg:y1="7cm" svg:x2="6cm" svg:y2="8cm">
          <text:p/>
        </draw:line>
        <draw:line draw:style-name="gr1" draw:text-style-name="P1" draw:layer="measurelines" svg:x1="17cm" svg:y1="0.75cm" svg:x2="17cm" svg:y2="3.25cm">
          <text:p/>
        </draw:line>
        <draw:line draw:style-name="gr1" draw:text-style-name="P1" draw:layer="measurelines" svg:x1="16.5cm" svg:y1="3.5cm" svg:x2="9cm" svg:y2="6.25cm">
          <text:p/>
        </draw:line>
        <draw:line draw:style-name="gr1" draw:text-style-name="P1" draw:layer="measurelines" svg:x1="17.25cm" svg:y1="3.5cm" svg:x2="25cm" svg:y2="6.25cm">
          <text:p/>
        </draw:line>
        <draw:frame draw:style-name="gr2" draw:text-style-name="P3" draw:layer="measurelines" svg:width="0.87cm" svg:height="1.195cm" svg:x="7.988cm" svg:y="5.894cm">
          <draw:text-box>
            <text:p text:style-name="P2"><text:span text:style-name="T1">α</text:span></text:p>
          </draw:text-box>
        </draw:frame>
        <draw:frame draw:style-name="gr3" draw:text-style-name="P4" draw:layer="measurelines" svg:width="0.993cm" svg:height="1.428cm" svg:x="25.007cm" svg:y="5.822cm">
          <draw:text-box>
            <text:p text:style-name="P2"><text:span text:style-name="T2">β</text:span></text:p>
          </draw:text-box>
        </draw:frame>
        <draw:line draw:style-name="gr1" draw:text-style-name="P1" draw:layer="measurelines" svg:x1="5.75cm" svg:y1="8.25cm" svg:x2="3.5cm" svg:y2="10cm">
          <text:p/>
        </draw:line>
        <draw:frame draw:style-name="gr4" draw:text-style-name="P5" draw:layer="measurelines" svg:width="1.561cm" svg:height="1.212cm" svg:x="2.939cm" svg:y="10cm">
          <draw:text-box>
            <text:p><text:span text:style-name="T3">U</text:span><text:span text:style-name="T4">1</text:span></text:p>
          </draw:text-box>
        </draw:frame>
        <draw:frame draw:style-name="gr5" draw:text-style-name="P5" draw:layer="measurelines" svg:width="1.366cm" svg:height="1.136cm" svg:x="12.9cm" svg:y="9.114cm">
          <draw:text-box>
            <text:p><text:span text:style-name="T3">N</text:span><text:span text:style-name="T4">1</text:span></text:p>
          </draw:text-box>
        </draw:frame>
        <draw:frame draw:style-name="gr6" draw:text-style-name="P5" draw:layer="measurelines" svg:width="1.171cm" svg:height="1.136cm" svg:x="12.9cm" svg:y="11.114cm">
          <draw:text-box>
            <text:p><text:span text:style-name="T3">N</text:span><text:span text:style-name="T4">2</text:span></text:p>
          </draw:text-box>
        </draw:frame>
        <draw:frame draw:style-name="gr7" draw:text-style-name="P5" draw:layer="measurelines" svg:width="0.968cm" svg:height="1.136cm" svg:x="6.031cm" svg:y="11.029cm">
          <draw:text-box>
            <text:p><text:span text:style-name="T3">D</text:span></text:p>
          </draw:text-box>
        </draw:frame>
        <draw:line draw:style-name="gr1" draw:text-style-name="P1" draw:layer="measurelines" svg:x1="20.75cm" svg:y1="10.25cm" svg:x2="18.5cm" svg:y2="12cm">
          <text:p/>
        </draw:line>
        <draw:frame draw:style-name="gr5" draw:text-style-name="P5" draw:layer="measurelines" svg:width="1.378cm" svg:height="1.136cm" svg:x="17.972cm" svg:y="12cm">
          <draw:text-box>
            <text:p><text:span text:style-name="T3">U</text:span><text:span text:style-name="T4">2</text:span></text:p>
          </draw:text-box>
        </draw:frame>
        <draw:frame draw:style-name="gr8" draw:text-style-name="P5" draw:layer="measurelines" svg:width="0.87cm" svg:height="1.25cm" svg:x="30.1cm" svg:y="11cm">
          <draw:text-box>
            <text:p><text:span text:style-name="T3">P</text:span></text:p>
          </draw:text-box>
        </draw:frame>
        <draw:frame draw:style-name="gr9" draw:text-style-name="P5" draw:layer="measurelines" svg:width="0.883cm" svg:height="1.136cm" svg:x="19.1cm" svg:y="17cm">
          <draw:text-box>
            <text:p><text:span text:style-name="T3">E</text:span></text:p>
          </draw:text-box>
        </draw:frame>
        <draw:line draw:style-name="gr1" draw:text-style-name="P1" draw:layer="measurelines" svg:x1="27.75cm" svg:y1="14.25cm" svg:x2="29.5cm" svg:y2="16cm">
          <text:p/>
        </draw:line>
        <draw:line draw:style-name="gr1" draw:text-style-name="P1" draw:layer="measurelines" svg:x1="27.25cm" svg:y1="14.25cm" svg:x2="25.5cm" svg:y2="16cm">
          <text:p/>
        </draw:line>
        <draw:frame draw:style-name="gr10" draw:text-style-name="P5" draw:layer="measurelines" svg:width="0.858cm" svg:height="1.136cm" svg:x="25.042cm" svg:y="16cm">
          <draw:text-box>
            <text:p><text:span text:style-name="T3">L</text:span></text:p>
          </draw:text-box>
        </draw:frame>
        <draw:frame draw:style-name="gr11" draw:text-style-name="P5" draw:layer="measurelines" svg:width="0.896cm" svg:height="1.136cm" svg:x="29.1cm" svg:y="16cm">
          <draw:text-box>
            <text:p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T4H26M28S</meta:editing-duration>
    <meta:editing-cycles>7</meta:editing-cycles>
    <meta:generator>LibreOffice/7.3.7.2$Linux_X86_64 LibreOffice_project/30$Build-2</meta:generator>
    <dc:date>2024-07-19T12:00:48.073399686</dc:date>
    <meta:document-statistic meta:object-count="29"/>
  </office:meta>
</office:document-meta>
</file>